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4.707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3.437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3.564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4.326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5.592cm" fo:min-width="2.929cm" loext:decorative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.804cm" fo:min-width="1.151cm" loext:decorative="false"/>
    </style:style>
    <style:style style:name="gr8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1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8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3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4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804cm" fo:min-width="1.27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79cm" loext:decorative="false"/>
      <style:paragraph-properties style:writing-mode="lr-tb"/>
    </style:style>
    <style:style style:name="gr21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5.207cm" svg:height="4.953cm" svg:x="2.016cm" svg:y="19.6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37cm" svg:height="4.064cm" svg:x="14.589cm" svg:y="17.38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xml:id="id2" draw:id="id2" draw:layer="layout" svg:width="4.064cm" svg:height="3.175cm" svg:x="8.62cm" svg:y="3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826cm" svg:height="4.826cm" svg:x="6.715cm" svg:y="10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429cm" svg:height="5.842cm" svg:x="3.286cm" svg:y="3.667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128cm" svg:y1="10.906cm" svg:x2="10.652cm" svg:y2="6.842cm" draw:start-shape="id1" draw:end-shape="id2" svg:d="M9128 10906v-2032h1524v-2032" svg:viewBox="0 0 1525 4065">
          <text:p/>
        </draw:connector>
        <draw:connector draw:style-name="gr6" draw:text-style-name="P2" draw:layer="layout" svg:x1="18.526cm" svg:y1="19.415cm" svg:x2="12.684cm" svg:y2="5.254cm" draw:start-shape="id3" draw:start-glue-point="3" draw:end-shape="id2" svg:d="M18526 19415h500v-14161h-6342" svg:viewBox="0 0 6343 14162">
          <text:p/>
        </draw:connector>
        <draw:custom-shape draw:style-name="gr7" draw:text-style-name="P1" xml:id="id4" draw:id="id4" draw:layer="layout" svg:width="1.651cm" svg:height="3.054cm" svg:x="14.589cm" svg:y="1.762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line-skew="1.143cm" svg:x1="11.541cm" svg:y1="13.319cm" svg:x2="14.589cm" svg:y2="3.289cm" draw:start-shape="id1" draw:start-glue-point="1" draw:end-shape="id4" draw:end-glue-point="3" svg:d="M11541 13319h2667v-10030h381" svg:viewBox="0 0 3049 10031">
          <text:p/>
        </draw:connector>
        <draw:connector draw:style-name="gr6" draw:text-style-name="P2" draw:layer="layout" svg:x1="7.223cm" svg:y1="22.145cm" svg:x2="16.558cm" svg:y2="17.383cm" draw:start-shape="id5" draw:start-glue-point="1" draw:end-shape="id3" draw:end-glue-point="2" svg:d="M7223 22145h3682v-5263h5653v501" svg:viewBox="0 0 9336 5264">
          <text:p/>
        </draw:connector>
        <draw:custom-shape draw:style-name="gr9" draw:text-style-name="P1" xml:id="id6" draw:id="id6" draw:layer="layout" svg:width="1.143cm" svg:height="0.254cm" svg:x="8.493cm" svg:y="17.6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name="INVERTER" draw:style-name="gr10" draw:text-style-name="P1" draw:layer="layout" svg:width="0.381cm" svg:height="0.381cm" svg:x="8.874cm" svg:y="16.494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065cm" svg:y1="17.637cm" svg:x2="9.128cm" svg:y2="15.732cm" draw:start-shape="id6" draw:start-glue-point="4" draw:end-shape="id1" draw:end-glue-point="2" svg:d="M9065 17637v-952h63v-953" svg:viewBox="0 0 64 1906">
          <text:p/>
        </draw:connector>
        <draw:frame draw:style-name="gr11" draw:text-style-name="P3" draw:layer="layout" svg:width="3.683cm" svg:height="1.673cm" svg:x="16.494cm" svg:y="1.867cm">
          <draw:text-box>
            <text:p>AC</text:p>
            <text:p>Inverter</text:p>
          </draw:text-box>
        </draw:frame>
        <draw:frame draw:style-name="gr12" draw:text-style-name="P3" draw:layer="layout" svg:width="5.514cm" svg:height="2.384cm" svg:x="7.858cm" svg:y="0.902cm">
          <draw:text-box draw:corner-radius="0.127cm">
            <text:p>FM80/60</text:p>
            <text:p>Charge Controller</text:p>
            <text:p>MPPT</text:p>
          </draw:text-box>
        </draw:frame>
        <draw:frame draw:style-name="gr13" draw:text-style-name="P3" draw:layer="layout" svg:width="4.102cm" svg:height="1.673cm" svg:x="3.123cm" svg:y="9.763cm">
          <draw:text-box>
            <text:p>Solar Panels</text:p>
            <text:p>120VDC</text:p>
          </draw:text-box>
        </draw:frame>
        <draw:frame draw:style-name="gr14" draw:text-style-name="P3" draw:layer="layout" svg:width="3.048cm" svg:height="2.384cm" svg:x="4.556cm" svg:y="16.494cm">
          <draw:text-box>
            <text:p>Hall ADC0 200A</text:p>
          </draw:text-box>
        </draw:frame>
        <draw:frame draw:style-name="gr15" draw:text-style-name="P3" draw:layer="layout" svg:width="3.796cm" svg:height="3.095cm" svg:x="10.031cm" svg:y="25.21cm">
          <draw:text-box draw:corner-radius="0.127cm">
            <text:p>FM80 and</text:p>
            <text:p>MODBUS</text:p>
            <text:p>Control Q84</text:p>
          </draw:text-box>
        </draw:frame>
        <draw:frame draw:style-name="gr15" draw:text-style-name="P3" draw:layer="layout" svg:width="7.239cm" svg:height="3.095cm" svg:x="1.508cm" svg:y="25.13cm">
          <draw:text-box draw:corner-radius="0.375cm">
            <text:p>OPi System Controller</text:p>
            <text:p>Voltage, Current,Power</text:p>
            <text:p>Status, Display, I/O, Thread, HA, MQTT</text:p>
          </draw:text-box>
        </draw:frame>
        <draw:frame draw:style-name="gr16" draw:text-style-name="P3" draw:layer="layout" svg:width="5.334cm" svg:height="3.806cm" svg:x="13.7cm" svg:y="22.336cm">
          <draw:text-box>
            <text:p>Analog, Digital</text:p>
            <text:p>I/O monitor and</text:p>
            <text:p>Control lines for</text:p>
            <text:p>Various currents</text:p>
            <text:p>And voltages</text:p>
          </draw:text-box>
        </draw:frame>
        <draw:frame draw:style-name="gr17" draw:text-style-name="P3" draw:layer="layout" svg:width="4.737cm" svg:height="1.673cm" svg:x="1.73cm" svg:y="12.408cm">
          <draw:text-box>
            <text:p>12VDC Battery</text:p>
            <text:p>Bank 3100Wh</text:p>
          </draw:text-box>
        </draw:frame>
        <draw:frame draw:style-name="gr18" draw:text-style-name="P3" draw:layer="layout" svg:width="2.444cm" svg:height="0.962cm" svg:x="11.129cm" svg:y="18.326cm">
          <draw:text-box draw:corner-radius="0.381cm">
            <text:p>SPI</text:p>
          </draw:text-box>
        </draw:frame>
        <draw:custom-shape draw:style-name="gr19" draw:text-style-name="P1" xml:id="id8" draw:id="id8" draw:layer="layout" svg:width="1.777cm" svg:height="3.054cm" svg:x="15.098cm" svg:y="7.217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3.29cm" svg:height="2.384cm" svg:x="14.843cm" svg:y="10.757cm">
          <draw:text-box draw:corner-radius="0.381cm">
            <text:p>EM540</text:p>
            <text:p>AC power</text:p>
            <text:p>sensor</text:p>
          </draw:text-box>
        </draw:frame>
        <draw:connector draw:style-name="gr21" draw:text-style-name="P1" draw:layer="layout" svg:x1="8.62cm" svg:y1="5.254cm" svg:x2="6.715cm" svg:y2="6.588cm" draw:start-shape="id2" draw:start-glue-point="3" draw:end-shape="id7" svg:d="M8620 5254h-953v1334h-952" svg:viewBox="0 0 1906 1335">
          <text:p/>
        </draw:connector>
        <draw:connector draw:style-name="gr21" draw:text-style-name="P1" draw:layer="layout" draw:line-skew="0.431cm" svg:x1="15.986cm" svg:y1="7.217cm" svg:x2="16.265cm" svg:y2="4.073cm" draw:start-shape="id8" draw:start-glue-point="0" svg:d="M15986 7217v-1391h279v-1753" svg:viewBox="0 0 280 314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3-20T11:11:05.320286301</meta:creation-date>
    <meta:generator>LibreOffice/25.8.4.2$Linux_X86_64 LibreOffice_project/580$Build-2</meta:generator>
    <dc:date>2026-01-09T14:57:17.595839962</dc:date>
    <meta:editing-duration>PT1H35M2S</meta:editing-duration>
    <meta:editing-cycles>5</meta:editing-cycles>
    <meta:document-statistic meta:object-count="26"/>
  </office:meta>
</office:document-meta>
</file>